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Standard">
      <style:text-properties officeooo:paragraph-rsid="0063744d"/>
    </style:style>
    <style:style style:name="P6" style:family="paragraph" style:parent-style-name="RFC_20_H1_20_-_20_no_20_TOC_20_no_20_num">
      <style:text-properties style:font-name="Liberation Mono" fo:font-size="12pt" fo:background-color="transparent" style:font-size-asian="12pt" style:font-size-complex="12pt"/>
    </style:style>
    <style:style style:name="P7"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8"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9"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10" style:family="paragraph" style:parent-style-name="Contents_20_1">
      <style:paragraph-properties>
        <style:tab-stops>
          <style:tab-stop style:position="18.288cm" style:type="right" style:leader-style="dotted" style:leader-text="."/>
        </style:tab-stops>
      </style:paragraph-properties>
    </style:style>
    <style:style style:name="P11"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12" style:family="paragraph" style:parent-style-name="Contents_20_2">
      <style:paragraph-properties>
        <style:tab-stops>
          <style:tab-stop style:position="18.288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paragraph-properties fo:break-before="page"/>
      <style:text-properties style:font-name="Liberation Mono" fo:font-size="12pt" style:font-size-asian="12pt" style:font-size-complex="12pt"/>
    </style:style>
    <style:style style:name="P15" style:family="paragraph" style:parent-style-name="Footer">
      <style:text-properties fo:background-color="transparent"/>
    </style:style>
    <style:style style:name="P16" style:family="paragraph" style:parent-style-name="Footer">
      <style:text-properties officeooo:paragraph-rsid="006e7181" fo:background-color="transparent"/>
    </style:style>
    <style:style style:name="P17"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18" style:family="paragraph" style:parent-style-name="Heading_20_1">
      <style:text-properties style:font-name="Liberation Mono" fo:font-size="12pt" fo:background-color="transparent" style:font-size-asian="12pt" style:font-size-complex="12pt"/>
    </style:style>
    <style:style style:name="P19"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20" style:family="paragraph" style:parent-style-name="Heading_20_1">
      <style:paragraph-properties fo:break-before="page"/>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21"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22" style:family="paragraph" style:parent-style-name="Heading_20_2">
      <style:text-properties style:font-name="Liberation Mono" fo:font-size="12pt" fo:background-color="transparent" style:font-size-asian="12pt" style:font-size-complex="12pt"/>
    </style:style>
    <style:style style:name="P23" style:family="paragraph" style:parent-style-name="Heading_20_2">
      <style:text-properties style:font-name="Liberation Mono" fo:font-size="12pt" officeooo:paragraph-rsid="0056dd83" fo:background-color="transparent" style:font-size-asian="12pt" style:font-size-complex="12pt"/>
    </style:style>
    <style:style style:name="P24" style:family="paragraph" style:parent-style-name="Heading_20_2">
      <style:text-properties style:font-name="Liberation Mono" fo:font-size="12pt" officeooo:rsid="004eb50f" officeooo:paragraph-rsid="004eb50f" fo:background-color="transparent" style:font-size-asian="12pt" style:font-size-complex="12pt"/>
    </style:style>
    <style:style style:name="P25"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26" style:family="paragraph" style:parent-style-name="Heading_20_2">
      <style:paragraph-properties fo:break-before="page"/>
      <style:text-properties style:font-name="Liberation Mono" fo:font-size="12pt" fo:background-color="transparent" style:font-size-asian="12pt" style:font-size-complex="12pt"/>
    </style:style>
    <style:style style:name="P27"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28" style:family="paragraph" style:parent-style-name="Preformatted_20_Text">
      <style:text-properties style:font-name="Liberation Mono" fo:font-size="12pt" fo:background-color="transparent" style:font-size-asian="12pt" style:font-size-complex="12pt"/>
    </style:style>
    <style:style style:name="P29" style:family="paragraph" style:parent-style-name="Preformatted_20_Text">
      <style:text-properties style:font-name="Liberation Mono" fo:font-size="12pt" officeooo:paragraph-rsid="001a177c" fo:background-color="transparent" style:font-size-asian="12pt" style:font-size-complex="12pt"/>
    </style:style>
    <style:style style:name="P30" style:family="paragraph" style:parent-style-name="Preformatted_20_Text">
      <style:text-properties style:font-name="Liberation Mono" fo:font-size="12pt" officeooo:paragraph-rsid="002b55d3" fo:background-color="transparent" style:font-size-asian="12pt" style:font-size-complex="12pt"/>
    </style:style>
    <style:style style:name="P31"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32" style:family="paragraph" style:parent-style-name="Preformatted_20_Text">
      <style:text-properties style:font-name="Liberation Mono" fo:font-size="12pt" style:font-size-asian="12pt" style:font-size-complex="12pt"/>
    </style:style>
    <style:style style:name="P33" style:family="paragraph" style:parent-style-name="Preformatted_20_Text">
      <style:text-properties style:font-name="Liberation Mono" fo:font-size="12pt" officeooo:paragraph-rsid="007b52e2" style:font-size-asian="12pt" style:font-size-complex="12pt"/>
    </style:style>
    <style:style style:name="P34" style:family="paragraph" style:parent-style-name="Preformatted_20_Text">
      <style:paragraph-properties fo:margin-top="0cm" fo:margin-bottom="0.499cm" loext:contextual-spacing="false"/>
      <style:text-properties style:use-window-font-color="true" style:font-name="Liberation Mono" fo:font-size="12pt" fo:language="en" fo:country="US" officeooo:rsid="001f8242" fo:background-color="transparent" style:font-name-asian="Noto Sans Mono CJK SC" style:font-size-asian="12pt" style:font-name-complex="Liberation Mono" style:font-size-complex="12pt" style:language-complex="ar" style:country-complex="SA"/>
    </style:style>
    <style:style style:name="P35"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36" style:family="paragraph" style:parent-style-name="Preformatted_20_Text">
      <style:paragraph-properties fo:break-before="page"/>
      <style:text-properties style:font-name="Liberation Mono" fo:font-size="12pt" officeooo:rsid="006bd544" officeooo:paragraph-rsid="006bd544" fo:background-color="transparent" style:font-size-asian="12pt" style:font-size-complex="12pt"/>
    </style:style>
    <style:style style:name="P37"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38" style:family="paragraph" style:parent-style-name="RFC_20_Figure">
      <style:text-properties style:font-name="Liberation Mono" fo:font-size="12pt" officeooo:rsid="002f5a56" officeooo:paragraph-rsid="004eb50f" fo:background-color="transparent" style:font-size-asian="12pt" style:font-size-complex="12pt"/>
    </style:style>
    <style:style style:name="P39" style:family="paragraph" style:parent-style-name="RFC_20_Figure">
      <style:text-properties style:font-name="Liberation Mono" fo:font-size="12pt" officeooo:paragraph-rsid="0035d64b" fo:background-color="transparent" style:font-size-asian="12pt" style:font-size-complex="12pt"/>
    </style:style>
    <style:style style:name="P40" style:family="paragraph" style:parent-style-name="RFC_20_Figure">
      <style:text-properties style:font-name="Liberation Mono" fo:font-size="12pt" officeooo:paragraph-rsid="004eb50f" fo:background-color="transparent" style:font-size-asian="12pt" style:font-size-complex="12pt"/>
    </style:style>
    <style:style style:name="P41"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42" style:family="paragraph" style:parent-style-name="RFC_20_Figure">
      <style:paragraph-properties fo:margin-left="0cm" fo:margin-right="0cm" fo:text-indent="0cm" style:auto-text-indent="false"/>
      <style:text-properties style:font-name="Liberation Mono" fo:font-size="12pt" officeooo:paragraph-rsid="0058d300" fo:background-color="transparent" style:font-size-asian="12pt" style:font-size-complex="12pt"/>
    </style:style>
    <style:style style:name="P43" style:family="paragraph" style:parent-style-name="RFC_20_Figure">
      <style:paragraph-properties fo:margin-left="0cm" fo:margin-right="0cm" fo:text-indent="0cm" style:auto-text-indent="false"/>
      <style:text-properties style:font-name="Liberation Mono" fo:font-size="12pt" officeooo:paragraph-rsid="0059bb5b" fo:background-color="transparent" style:font-size-asian="12pt" style:font-size-complex="12pt"/>
    </style:style>
    <style:style style:name="P44" style:family="paragraph" style:parent-style-name="RFC_20_Figure">
      <style:paragraph-properties fo:margin-left="0cm" fo:margin-right="0cm" fo:text-indent="0cm" style:auto-text-indent="false"/>
      <style:text-properties style:font-name="Liberation Mono" fo:font-size="12pt" officeooo:paragraph-rsid="0039e9a2" fo:background-color="transparent" style:font-size-asian="12pt" style:font-size-complex="12pt"/>
    </style:style>
    <style:style style:name="P45" style:family="paragraph" style:parent-style-name="Standard">
      <style:text-properties style:use-window-font-color="true" style:font-name="Liberation Mono" fo:font-size="12pt" fo:language="en" fo:country="US" officeooo:rsid="0052dceb" officeooo:paragraph-rsid="0052dceb" fo:background-color="transparent" style:font-name-asian="Batang" style:font-size-asian="12pt" style:font-name-complex="Courier New" style:font-size-complex="12pt" style:language-complex="ar" style:country-complex="SA"/>
    </style:style>
    <style:style style:name="P46" style:family="paragraph" style:parent-style-name="Standard">
      <style:text-properties style:use-window-font-color="true" style:font-name="Liberation Mono" fo:font-size="12pt" fo:language="en" fo:country="US" officeooo:rsid="00622ffc" officeooo:paragraph-rsid="006327a4" fo:background-color="transparent" style:font-name-asian="Batang" style:font-size-asian="12pt" style:font-name-complex="Courier New" style:font-size-complex="12pt" style:language-complex="ar" style:country-complex="SA"/>
    </style:style>
    <style:style style:name="P47"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48" style:family="paragraph" style:parent-style-name="Standard">
      <style:text-properties fo:background-color="transparent"/>
    </style:style>
    <style:style style:name="P49" style:family="paragraph" style:parent-style-name="Standard">
      <style:text-properties style:font-name="Liberation Mono" fo:font-size="12pt" fo:background-color="transparent" style:font-size-asian="12pt" style:font-size-complex="12pt"/>
    </style:style>
    <style:style style:name="P50" style:family="paragraph" style:parent-style-name="Standard">
      <style:text-properties style:font-name="Liberation Mono" fo:font-size="12pt" officeooo:paragraph-rsid="002b62eb" fo:background-color="transparent" style:font-size-asian="12pt" style:font-size-complex="12pt"/>
    </style:style>
    <style:style style:name="P51" style:family="paragraph" style:parent-style-name="Standard">
      <style:text-properties style:font-name="Liberation Mono" fo:font-size="12pt" officeooo:paragraph-rsid="0056dd83" fo:background-color="transparent" style:font-size-asian="12pt" style:font-size-complex="12pt"/>
    </style:style>
    <style:style style:name="P52" style:family="paragraph" style:parent-style-name="Standard">
      <style:text-properties style:font-name="Liberation Mono" fo:font-size="12pt" officeooo:paragraph-rsid="00339b04" fo:background-color="transparent" style:font-size-asian="12pt" style:font-size-complex="12pt"/>
    </style:style>
    <style:style style:name="P53"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54" style:family="paragraph" style:parent-style-name="Standard">
      <style:text-properties style:font-name="Liberation Mono" fo:font-size="12pt" officeooo:paragraph-rsid="0050e2cb" fo:background-color="transparent" style:font-size-asian="12pt" style:font-size-complex="12pt"/>
    </style:style>
    <style:style style:name="P55" style:family="paragraph" style:parent-style-name="Standard">
      <style:text-properties style:font-name="Liberation Mono" fo:font-size="12pt" officeooo:paragraph-rsid="0052dceb" fo:background-color="transparent" style:font-size-asian="12pt" style:font-size-complex="12pt"/>
    </style:style>
    <style:style style:name="P56" style:family="paragraph" style:parent-style-name="Standard">
      <style:text-properties style:font-name="Liberation Mono" fo:font-size="12pt" officeooo:paragraph-rsid="005fe486" fo:background-color="transparent" style:font-size-asian="12pt" style:font-size-complex="12pt"/>
    </style:style>
    <style:style style:name="P57" style:family="paragraph" style:parent-style-name="Standard">
      <style:text-properties style:font-name="Liberation Mono" fo:font-size="12pt" officeooo:paragraph-rsid="006068aa" fo:background-color="transparent" style:font-size-asian="12pt" style:font-size-complex="12pt"/>
    </style:style>
    <style:style style:name="P58" style:family="paragraph" style:parent-style-name="Standard">
      <style:text-properties style:font-name="Liberation Mono" fo:font-size="12pt" officeooo:paragraph-rsid="0069136d" fo:background-color="transparent" style:font-size-asian="12pt" style:font-size-complex="12pt"/>
    </style:style>
    <style:style style:name="P59" style:family="paragraph" style:parent-style-name="Standard">
      <style:text-properties style:font-name="Liberation Mono" fo:font-size="12pt" officeooo:rsid="0043a41f" officeooo:paragraph-rsid="0043a41f" fo:background-color="transparent" style:font-size-asian="12pt" style:font-size-complex="12pt"/>
    </style:style>
    <style:style style:name="P60" style:family="paragraph" style:parent-style-name="Standard">
      <style:text-properties style:font-name="Liberation Mono" fo:font-size="12pt" officeooo:rsid="0050e216" officeooo:paragraph-rsid="0050e2cb" fo:background-color="transparent" style:font-size-asian="12pt" style:font-size-complex="12pt"/>
    </style:style>
    <style:style style:name="P61" style:family="paragraph" style:parent-style-name="Standard">
      <style:text-properties style:font-name="Liberation Mono" fo:font-size="12pt" officeooo:rsid="0050e216" officeooo:paragraph-rsid="0052dceb" fo:background-color="transparent" style:font-size-asian="12pt" style:font-size-complex="12pt"/>
    </style:style>
    <style:style style:name="P62" style:family="paragraph" style:parent-style-name="Standard">
      <style:text-properties style:font-name="Liberation Mono" fo:font-size="12pt" officeooo:rsid="005fe486" officeooo:paragraph-rsid="006068aa" fo:background-color="transparent" style:font-size-asian="12pt" style:font-size-complex="12pt"/>
    </style:style>
    <style:style style:name="P63" style:family="paragraph" style:parent-style-name="Standard">
      <style:text-properties style:font-name="Liberation Mono" fo:font-size="12pt" officeooo:rsid="005fe486" officeooo:paragraph-rsid="00622ffc" fo:background-color="transparent" style:font-size-asian="12pt" style:font-size-complex="12pt"/>
    </style:style>
    <style:style style:name="P64" style:family="paragraph" style:parent-style-name="Standard">
      <style:text-properties style:font-name="Liberation Mono" fo:font-size="12pt" officeooo:rsid="005fe486" officeooo:paragraph-rsid="0066000d" fo:background-color="transparent" style:font-size-asian="12pt" style:font-size-complex="12pt"/>
    </style:style>
    <style:style style:name="P65" style:family="paragraph" style:parent-style-name="Standard">
      <style:text-properties style:font-name="Liberation Mono" fo:font-size="12pt" officeooo:rsid="006327a4" officeooo:paragraph-rsid="006327a4" fo:background-color="transparent" style:font-size-asian="12pt" style:font-size-complex="12pt"/>
    </style:style>
    <style:style style:name="P66" style:family="paragraph" style:parent-style-name="Standard">
      <style:text-properties style:font-name="Liberation Mono" fo:font-size="12pt" officeooo:rsid="006bd544" officeooo:paragraph-rsid="006bd544" fo:background-color="transparent" style:font-size-asian="12pt" style:font-size-complex="12pt"/>
    </style:style>
    <style:style style:name="P67" style:family="paragraph" style:parent-style-name="Standard">
      <style:text-properties style:font-name="Liberation Mono" fo:font-size="12pt" style:font-size-asian="12pt" style:font-size-complex="12pt"/>
    </style:style>
    <style:style style:name="P68" style:family="paragraph" style:parent-style-name="Standard">
      <style:text-properties officeooo:paragraph-rsid="0056dd83"/>
    </style:style>
    <style:style style:name="P69"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7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7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59550" officeooo:paragraph-rsid="00459550" fo:background-color="transparent" style:font-size-asian="12pt" style:font-size-complex="12pt"/>
    </style:style>
    <style:style style:name="P7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73"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74"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75" style:family="paragraph" style:parent-style-name="Standard">
      <style:paragraph-properties fo:margin-left="0cm" fo:margin-right="0cm" fo:text-indent="0cm" style:auto-text-indent="false"/>
      <style:text-properties style:font-name="Liberation Mono" fo:font-size="12pt" officeooo:paragraph-rsid="004069f5" fo:background-color="transparent" style:font-size-asian="12pt" style:font-size-complex="12pt"/>
    </style:style>
    <style:style style:name="P76"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77"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50e2cb" fo:background-color="transparent" style:font-size-asian="12pt" style:font-size-complex="12pt"/>
    </style:style>
    <style:style style:name="P78"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paragraph-rsid="0050e2cb" fo:background-color="transparent" style:font-size-asian="12pt" style:font-size-complex="12pt"/>
    </style:style>
    <style:style style:name="P79"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8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8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75fc7" fo:background-color="transparent" style:font-size-asian="12pt" style:font-size-complex="12pt"/>
    </style:style>
    <style:style style:name="P8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reak-before="pag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83" style:family="paragraph" style:parent-style-name="Standard">
      <style:paragraph-properties fo:margin-left="0cm" fo:margin-right="0cm" fo:text-indent="0cm" style:auto-text-indent="false" fo:break-before="page"/>
      <style:text-properties style:font-name="Liberation Mono" fo:font-size="12pt" fo:background-color="transparent" style:font-size-asian="12pt" style:font-size-complex="12pt"/>
    </style:style>
    <style:style style:name="P84"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85"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P86"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87" style:family="paragraph" style:parent-style-name="Standard">
      <style:paragraph-properties fo:margin-top="0cm" fo:margin-bottom="0.021cm" loext:contextual-spacing="false" fo:line-height="100%"/>
      <style:text-properties style:font-name="Liberation Mono" fo:font-size="12pt" officeooo:rsid="004496ed" officeooo:paragraph-rsid="00475fc7" fo:background-color="transparent" style:font-size-asian="12pt" style:font-size-complex="12pt"/>
    </style:style>
    <style:style style:name="P88" style:family="paragraph" style:parent-style-name="Standard">
      <style:paragraph-properties fo:margin-top="0cm" fo:margin-bottom="0.021cm" loext:contextual-spacing="false" fo:line-height="100%"/>
      <style:text-properties style:font-name="Liberation Mono" fo:font-size="12pt" officeooo:rsid="004496ed" officeooo:paragraph-rsid="0050e2cb" fo:background-color="transparent" style:font-size-asian="12pt" style:font-size-complex="12pt"/>
    </style:style>
    <style:style style:name="P89" style:family="paragraph" style:parent-style-name="Standard">
      <style:paragraph-properties fo:margin-top="0cm" fo:margin-bottom="0.021cm" loext:contextual-spacing="false" fo:line-height="100%"/>
      <style:text-properties style:font-name="Liberation Mono" fo:font-size="12pt" officeooo:rsid="004496ed" officeooo:paragraph-rsid="0052dceb" fo:background-color="transparent" style:font-size-asian="12pt" style:font-size-complex="12pt"/>
    </style:style>
    <style:style style:name="P90"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91" style:family="paragraph" style:parent-style-name="Standard">
      <style:paragraph-properties fo:margin-top="0cm" fo:margin-bottom="0.021cm" loext:contextual-spacing="false" fo:line-height="100%"/>
      <style:text-properties style:font-name="Liberation Mono" fo:font-size="12pt" officeooo:rsid="0043a41f" officeooo:paragraph-rsid="00475fc7" fo:background-color="transparent" style:font-size-asian="12pt" style:font-size-complex="12pt"/>
    </style:style>
    <style:style style:name="P92"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93" style:family="paragraph" style:parent-style-name="Standard">
      <style:paragraph-properties fo:margin-top="0cm" fo:margin-bottom="0.021cm" loext:contextual-spacing="false" fo:line-height="100%"/>
      <style:text-properties style:font-name="Liberation Mono" fo:font-size="12pt" officeooo:rsid="0043a41f" officeooo:paragraph-rsid="00537232" fo:background-color="transparent" style:font-size-asian="12pt" style:font-size-complex="12pt"/>
    </style:style>
    <style:style style:name="P94" style:family="paragraph" style:parent-style-name="Standard">
      <style:paragraph-properties fo:margin-top="0cm" fo:margin-bottom="0.021cm" loext:contextual-spacing="false" fo:line-height="100%"/>
      <style:text-properties style:font-name="Liberation Mono" fo:font-size="12pt" officeooo:rsid="0043a41f" officeooo:paragraph-rsid="006068aa" fo:background-color="transparent" style:font-size-asian="12pt" style:font-size-complex="12pt"/>
    </style:style>
    <style:style style:name="P95" style:family="paragraph" style:parent-style-name="Standard">
      <style:paragraph-properties fo:margin-top="0cm" fo:margin-bottom="0.021cm" loext:contextual-spacing="false" fo:line-height="100%"/>
      <style:text-properties style:font-name="Liberation Mono" fo:font-size="12pt" officeooo:rsid="0043a41f" officeooo:paragraph-rsid="00622ffc" fo:background-color="transparent" style:font-size-asian="12pt" style:font-size-complex="12pt"/>
    </style:style>
    <style:style style:name="P96" style:family="paragraph" style:parent-style-name="Standard">
      <style:paragraph-properties fo:margin-top="0cm" fo:margin-bottom="0.021cm" loext:contextual-spacing="false" fo:line-height="100%"/>
      <style:text-properties style:font-name="Liberation Mono" fo:font-size="12pt" officeooo:rsid="0043a41f" officeooo:paragraph-rsid="0066000d" fo:background-color="transparent" style:font-size-asian="12pt" style:font-size-complex="12pt"/>
    </style:style>
    <style:style style:name="P97" style:family="paragraph" style:parent-style-name="Standard">
      <style:paragraph-properties fo:margin-top="0cm" fo:margin-bottom="0.021cm" loext:contextual-spacing="false" fo:line-height="100%"/>
      <style:text-properties style:font-name="Liberation Mono" fo:font-size="12pt" officeooo:paragraph-rsid="00537232" fo:background-color="transparent" style:font-size-asian="12pt" style:font-size-complex="12pt"/>
    </style:style>
    <style:style style:name="P98" style:family="paragraph" style:parent-style-name="Standard">
      <style:paragraph-properties fo:margin-top="0cm" fo:margin-bottom="0.021cm" loext:contextual-spacing="false" fo:line-height="100%"/>
      <style:text-properties style:font-name="Liberation Mono" fo:font-size="12pt" officeooo:paragraph-rsid="006068aa" fo:background-color="transparent" style:font-size-asian="12pt" style:font-size-complex="12pt"/>
    </style:style>
    <style:style style:name="P99" style:family="paragraph" style:parent-style-name="Standard">
      <style:paragraph-properties fo:margin-top="0cm" fo:margin-bottom="0.021cm" loext:contextual-spacing="false" fo:line-height="100%"/>
      <style:text-properties style:font-name="Liberation Mono" fo:font-size="12pt" officeooo:paragraph-rsid="00622ffc" fo:background-color="transparent" style:font-size-asian="12pt" style:font-size-complex="12pt"/>
    </style:style>
    <style:style style:name="P100" style:family="paragraph" style:parent-style-name="Standard">
      <style:paragraph-properties fo:margin-top="0cm" fo:margin-bottom="0.021cm" loext:contextual-spacing="false" fo:line-height="100%"/>
      <style:text-properties style:font-name="Liberation Mono" fo:font-size="12pt" officeooo:paragraph-rsid="0066000d" fo:background-color="transparent" style:font-size-asian="12pt" style:font-size-complex="12pt"/>
    </style:style>
    <style:style style:name="P101" style:family="paragraph" style:parent-style-name="Standard">
      <style:paragraph-properties fo:margin-top="0cm" fo:margin-bottom="0.021cm" loext:contextual-spacing="false" fo:line-height="100%"/>
      <style:text-properties style:font-name="Liberation Mono" fo:font-size="12pt" officeooo:rsid="00537232" officeooo:paragraph-rsid="00537232" fo:background-color="transparent" style:font-size-asian="12pt" style:font-size-complex="12pt"/>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7" style:family="text">
      <style:text-properties style:use-window-font-color="true" style:font-name="Liberation Mono" fo:font-size="10pt" fo:language="en" fo:country="US" officeooo:rsid="007b52e2" style:font-name-asian="Noto Sans Mono CJK SC" style:font-size-asian="10pt" style:font-name-complex="Liberation Mono" style:font-size-complex="10pt" style:language-complex="ar" style:country-complex="SA"/>
    </style:style>
    <style:style style:name="T8" style:family="text">
      <style:text-properties style:use-window-font-color="true" fo:language="en" fo:country="US" style:font-name-asian="Batang" style:font-name-complex="Courier New" style:language-complex="ar" style:country-complex="SA"/>
    </style:style>
    <style:style style:name="T9" style:family="text">
      <style:text-properties style:use-window-font-color="true" fo:language="en" fo:country="US" officeooo:rsid="00339b04" style:font-name-asian="Batang" style:font-name-complex="Courier New" style:language-complex="ar" style:country-complex="SA"/>
    </style:style>
    <style:style style:name="T10" style:family="text">
      <style:text-properties style:use-window-font-color="true" fo:language="en" fo:country="US" officeooo:rsid="0035918a" style:font-name-asian="Batang" style:font-name-complex="Courier New" style:language-complex="ar" style:country-complex="SA"/>
    </style:style>
    <style:style style:name="T11" style:family="text">
      <style:text-properties style:use-window-font-color="true" fo:language="en" fo:country="US" officeooo:rsid="005d9bfd" style:font-name-asian="Batang" style:font-name-complex="Courier New" style:language-complex="ar" style:country-complex="SA"/>
    </style:style>
    <style:style style:name="T12" style:family="text">
      <style:text-properties style:use-window-font-color="true" fo:language="en" fo:country="US" officeooo:rsid="00537232" style:font-name-asian="Batang" style:font-name-complex="Courier New" style:language-complex="ar" style:country-complex="SA"/>
    </style:style>
    <style:style style:name="T13" style:family="text">
      <style:text-properties style:use-window-font-color="true" fo:language="en" fo:country="US" officeooo:rsid="0036ae6b" style:font-name-asian="Batang" style:font-name-complex="Courier New" style:language-complex="ar" style:country-complex="SA"/>
    </style:style>
    <style:style style:name="T14" style:family="text">
      <style:text-properties style:use-window-font-color="true" fo:language="en" fo:country="US" officeooo:rsid="0050e216" style:font-name-asian="Batang" style:font-name-complex="Courier New" style:language-complex="ar" style:country-complex="SA"/>
    </style:style>
    <style:style style:name="T15" style:family="text">
      <style:text-properties style:use-window-font-color="true" fo:language="en" fo:country="US" officeooo:rsid="0052dceb" style:font-name-asian="Batang" style:font-name-complex="Courier New" style:language-complex="ar" style:country-complex="SA"/>
    </style:style>
    <style:style style:name="T16" style:family="text">
      <style:text-properties style:use-window-font-color="true" fo:language="en" fo:country="US" officeooo:rsid="0050e2cb" style:font-name-asian="Batang" style:font-name-complex="Courier New" style:language-complex="ar" style:country-complex="SA"/>
    </style:style>
    <style:style style:name="T17" style:family="text">
      <style:text-properties style:use-window-font-color="true" fo:language="en" fo:country="US" officeooo:rsid="0059bb5b" style:font-name-asian="Batang" style:font-name-complex="Courier New" style:language-complex="ar" style:country-complex="SA"/>
    </style:style>
    <style:style style:name="T18" style:family="text">
      <style:text-properties style:use-window-font-color="true" fo:language="en" fo:country="US" officeooo:rsid="005fe486" style:font-name-asian="Batang" style:font-name-complex="Courier New" style:language-complex="ar" style:country-complex="SA"/>
    </style:style>
    <style:style style:name="T19" style:family="text">
      <style:text-properties style:use-window-font-color="true" fo:language="en" fo:country="US" officeooo:rsid="006068aa" style:font-name-asian="Batang" style:font-name-complex="Courier New" style:language-complex="ar" style:country-complex="SA"/>
    </style:style>
    <style:style style:name="T20" style:family="text">
      <style:text-properties style:use-window-font-color="true" fo:language="en" fo:country="US" officeooo:rsid="00622ffc" style:font-name-asian="Batang" style:font-name-complex="Courier New" style:language-complex="ar" style:country-complex="SA"/>
    </style:style>
    <style:style style:name="T21" style:family="text">
      <style:text-properties style:use-window-font-color="true" fo:language="en" fo:country="US" officeooo:rsid="0069136d" style:font-name-asian="Batang" style:font-name-complex="Courier New" style:language-complex="ar" style:country-complex="SA"/>
    </style:style>
    <style:style style:name="T22" style:family="text">
      <style:text-properties style:use-window-font-color="true" fo:language="en" fo:country="US" officeooo:rsid="0069ff01" style:font-name-asian="Batang" style:font-name-complex="Courier New" style:language-complex="ar" style:country-complex="SA"/>
    </style:style>
    <style:style style:name="T23" style:family="text">
      <style:text-properties style:use-window-font-color="true" fo:language="en" fo:country="US" officeooo:rsid="007b52e2" style:font-name-asian="Batang" style:font-name-complex="Courier New" style:language-complex="ar" style:country-complex="SA"/>
    </style:style>
    <style:style style:name="T24" style:family="text">
      <style:text-properties style:use-window-font-color="true" fo:language="en" fo:country="US" officeooo:rsid="007fbee1" style:font-name-asian="Batang" style:font-name-complex="Courier New" style:language-complex="ar" style:country-complex="SA"/>
    </style:style>
    <style:style style:name="T25"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26" style:family="text">
      <style:text-properties style:use-window-font-color="true" fo:language="en" fo:country="US" officeooo:rsid="00175317" style:font-name-asian="Times New Roman" style:font-name-complex="Courier New" style:language-complex="ar" style:country-complex="SA"/>
    </style:style>
    <style:style style:name="T27" style:family="text">
      <style:text-properties style:use-window-font-color="true" fo:language="en" fo:country="US" officeooo:rsid="001a177c" style:font-name-asian="Noto Sans Mono CJK SC" style:font-name-complex="Liberation Mono" style:language-complex="ar" style:country-complex="SA"/>
    </style:style>
    <style:style style:name="T28" style:family="text">
      <style:text-properties style:use-window-font-color="true" fo:language="en" fo:country="US" officeooo:rsid="001a70c5" style:font-name-asian="Noto Sans Mono CJK SC" style:font-name-complex="Liberation Mono" style:language-complex="ar" style:country-complex="SA"/>
    </style:style>
    <style:style style:name="T29" style:family="text">
      <style:text-properties style:use-window-font-color="true" fo:language="en" fo:country="US" officeooo:rsid="001ecaff" style:font-name-asian="Noto Sans Mono CJK SC" style:font-name-complex="Liberation Mono" style:language-complex="ar" style:country-complex="SA"/>
    </style:style>
    <style:style style:name="T30" style:family="text">
      <style:text-properties style:use-window-font-color="true" fo:language="en" fo:country="US" officeooo:rsid="007b52e2" style:font-name-asian="Noto Sans Mono CJK SC" style:font-name-complex="Liberation Mono" style:language-complex="ar" style:country-complex="SA"/>
    </style:style>
    <style:style style:name="T31" style:family="text">
      <style:text-properties style:use-window-font-color="true" fo:font-size="10pt" fo:language="en" fo:country="US" officeooo:rsid="007b52e2" style:font-name-asian="Noto Sans Mono CJK SC" style:font-size-asian="10pt" style:font-name-complex="Liberation Mono" style:font-size-complex="10pt" style:language-complex="ar" style:country-complex="SA"/>
    </style:style>
    <style:style style:name="T32"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33"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34"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35"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36"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37" style:family="text">
      <style:text-properties officeooo:rsid="00177abc"/>
    </style:style>
    <style:style style:name="T38" style:family="text">
      <style:text-properties style:font-name-complex="Times New Roman"/>
    </style:style>
    <style:style style:name="T39" style:family="text">
      <style:text-properties fo:language="none" fo:country="none" style:language-asian="none" style:country-asian="none"/>
    </style:style>
    <style:style style:name="T40" style:family="text">
      <style:text-properties officeooo:rsid="001a70c5"/>
    </style:style>
    <style:style style:name="T41" style:family="text">
      <style:text-properties officeooo:rsid="002b62eb"/>
    </style:style>
    <style:style style:name="T42" style:family="text">
      <style:text-properties officeooo:rsid="002f5a56"/>
    </style:style>
    <style:style style:name="T43" style:family="text">
      <style:text-properties officeooo:rsid="003129a2"/>
    </style:style>
    <style:style style:name="T44" style:family="text">
      <style:text-properties officeooo:rsid="00333e0c"/>
    </style:style>
    <style:style style:name="T45" style:family="text">
      <style:text-properties officeooo:rsid="00339b04"/>
    </style:style>
    <style:style style:name="T46" style:family="text">
      <style:text-properties officeooo:rsid="0035918a"/>
    </style:style>
    <style:style style:name="T47" style:family="text">
      <style:text-properties officeooo:rsid="0035d64b"/>
    </style:style>
    <style:style style:name="T48" style:family="text">
      <style:text-properties officeooo:rsid="0036ae6b"/>
    </style:style>
    <style:style style:name="T49" style:family="text">
      <style:text-properties officeooo:rsid="00371002"/>
    </style:style>
    <style:style style:name="T50" style:family="text">
      <style:text-properties officeooo:rsid="0038a35d"/>
    </style:style>
    <style:style style:name="T51" style:family="text">
      <style:text-properties officeooo:rsid="0039089b"/>
    </style:style>
    <style:style style:name="T52" style:family="text">
      <style:text-properties officeooo:rsid="0039e9a2"/>
    </style:style>
    <style:style style:name="T53" style:family="text">
      <style:text-properties officeooo:rsid="003b7ba2"/>
    </style:style>
    <style:style style:name="T54" style:family="text">
      <style:text-properties officeooo:rsid="003be27c"/>
    </style:style>
    <style:style style:name="T55" style:family="text">
      <style:text-properties officeooo:rsid="004496ed"/>
    </style:style>
    <style:style style:name="T56" style:family="text">
      <style:text-properties officeooo:rsid="00459550"/>
    </style:style>
    <style:style style:name="T57" style:family="text">
      <style:text-properties officeooo:rsid="00475fc7"/>
    </style:style>
    <style:style style:name="T58" style:family="text">
      <style:text-properties officeooo:rsid="004eb50f"/>
    </style:style>
    <style:style style:name="T59" style:family="text">
      <style:text-properties officeooo:rsid="0050e216"/>
    </style:style>
    <style:style style:name="T60" style:family="text">
      <style:text-properties officeooo:rsid="0043a41f"/>
    </style:style>
    <style:style style:name="T61" style:family="text">
      <style:text-properties officeooo:rsid="0050e2cb"/>
    </style:style>
    <style:style style:name="T62" style:family="text">
      <style:text-properties officeooo:rsid="0052dceb"/>
    </style:style>
    <style:style style:name="T63" style:family="text">
      <style:text-properties officeooo:rsid="00537232"/>
    </style:style>
    <style:style style:name="T64" style:family="text">
      <style:text-properties officeooo:rsid="0054d959"/>
    </style:style>
    <style:style style:name="T65" style:family="text">
      <style:text-properties officeooo:rsid="0058d300"/>
    </style:style>
    <style:style style:name="T66" style:family="text">
      <style:text-properties officeooo:rsid="0059bb5b"/>
    </style:style>
    <style:style style:name="T67" style:family="text">
      <style:text-properties officeooo:rsid="005cd00f"/>
    </style:style>
    <style:style style:name="T68" style:family="text">
      <style:text-properties officeooo:rsid="005fe486"/>
    </style:style>
    <style:style style:name="T69" style:family="text">
      <style:text-properties officeooo:rsid="00622ffc"/>
    </style:style>
    <style:style style:name="T70" style:family="text">
      <style:text-properties officeooo:rsid="0068c1d8"/>
    </style:style>
    <style:style style:name="T71" style:family="text"/>
    <style:style style:name="T72" style:family="text">
      <style:text-properties style:font-name="Liberation Mono" fo:font-size="12pt" style:font-size-asian="12pt" style:font-size-complex="12pt"/>
    </style:style>
    <style:style style:name="T73" style:family="text">
      <style:text-properties style:font-name="Liberation Mono" fo:font-size="12pt" style:font-size-asian="12pt" style:font-size-complex="12pt" style:font-style-complex="italic"/>
    </style:style>
    <style:style style:name="T74" style:family="text">
      <style:text-properties style:font-name="Liberation Mono" fo:font-size="12pt" fo:background-color="transparent" loext:char-shading-value="0" style:font-size-asian="12pt" style:font-size-complex="12pt"/>
    </style:style>
    <style:style style:name="T75" style:family="text">
      <style:text-properties style:font-name="Liberation Mono" fo:font-size="12pt" officeooo:rsid="00758442" fo:background-color="transparent" loext:char-shading-value="0" style:font-size-asian="12pt" style:font-size-complex="12pt"/>
    </style:style>
    <style:style style:name="T76" style:family="text">
      <style:text-properties officeooo:rsid="002ea3cc"/>
    </style:style>
    <style:style style:name="T77" style:family="text">
      <style:text-properties officeooo:rsid="0076acb1"/>
    </style:style>
    <style:style style:name="T78" style:family="text">
      <style:text-properties officeooo:rsid="007737ca"/>
    </style:style>
    <style:style style:name="T79" style:family="text">
      <style:text-properties officeooo:rsid="00779478"/>
    </style:style>
    <style:style style:name="T80" style:family="text">
      <style:text-properties officeooo:rsid="007813d8"/>
    </style:style>
    <style:style style:name="T81" style:family="text">
      <style:text-properties officeooo:rsid="007b52e2"/>
    </style:style>
    <style:style style:name="T82" style:family="text">
      <style:text-properties officeooo:rsid="007c04a0"/>
    </style:style>
    <style:style style:name="T83" style:family="text">
      <style:text-properties officeooo:rsid="007f729b"/>
    </style:style>
    <style:style style:name="T84" style:family="text">
      <style:text-properties officeooo:rsid="007fbee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_RefHeading___Toc1402_3553032141"/><text:line-break/><text:span text:style-name="T26">ChatOS Protocol : Anonymized direct TCP chat service</text:span><text:bookmark-end text:name="__RefHeading___Toc1402_3553032141"/></text:h>
      <text:p text:style-name="P6"/>
      <text:p text:style-name="P7">Abstract</text:p>
      <text:p text:style-name="P50"><text:span text:style-name="T41">This note describes the ChatOs Protocol (COP), a protocol used in ChatOS Application to route messages </text:span><text:span text:style-name="T76">in TCP</text:span><text:span text:style-name="T41">. COP can provides private connexion between two users or a public connexion to send messages for all users. <text:s/></text:span></text:p>
      <text:p text:style-name="P6">Status of this Memo</text:p>
      <text:p text:style-name="P28">This document is not an Internet Standards Track specification; it is</text:p>
      <text:p text:style-name="P28">published for examination, experimental implementation, and</text:p>
      <text:p text:style-name="P29">evaluation.</text:p>
      <text:p text:style-name="P29">This document defines an Experimental Protocol for the Internet</text:p>
      <text:p text:style-name="P29">community. <text:s/>This document is a product of the <text:span text:style-name="T27">Apprenticeship Network Programming Group</text:span> (<text:span text:style-name="T40">ANPG</text:span>). <text:s/>It represents the consensus of the <text:span text:style-name="T28">ANPG</text:span></text:p>
      <text:p text:style-name="P29">community. <text:s/>It has received public review and has been approved for</text:p>
      <text:p text:style-name="P29">publication by the Internet Engineering Steering Group (IESG). <text:s/>Not</text:p>
      <text:p text:style-name="P29">all documents approved by the IESG are a candidate for any level of</text:p>
      <text:p text:style-name="P29">Internet Standard; see Section 2 of RFC 5741</text:p>
      <text:p text:style-name="P29"/>
      <text:p text:style-name="P6">Copyright Notice</text:p>
      <text:p text:style-name="P49">Copyright (c) <text:modification-date style:data-style-name="N109">2021</text:modification-date><text:s/>IETF Trust and the persons identified as the document authors. All rights reserved.</text:p>
      <text:p text:style-name="P49">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74">Summary</text:p>
      <text:p text:style-name="P30"><text:span text:style-name="T29">The ChatOs protocol</text:span> is a very simple protocol used to <text:span text:style-name="T29">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3" text:outline-level="1">Table of Contents</text:h>
          </text:index-title>
          <text:p text:style-name="P10"><text:a xlink:type="simple" xlink:href="#__RefHeading___Toc1402_3553032141" text:style-name="Index_20_Link" text:visited-style-name="Index_20_Link"><text:s/>ChatOS Protocol : Anonymized direct TCP chat service<text:tab/>1</text:a></text:p>
          <text:p text:style-name="P10"><text:a xlink:type="simple" xlink:href="#__RefHeading___Toc258322660" text:style-name="Index_20_Link" text:visited-style-name="Index_20_Link">1. <text:s/>Purpose<text:tab/>3</text:a></text:p>
          <text:p text:style-name="P10"><text:a xlink:type="simple" xlink:href="#__RefHeading___Toc1700_49307221" text:style-name="Index_20_Link" text:visited-style-name="Index_20_Link">2. <text:s/>Overview of the protocol<text:tab/>3</text:a></text:p>
          <text:p text:style-name="P12"><text:a xlink:type="simple" xlink:href="#__RefHeading___Toc1702_49307221" text:style-name="Index_20_Link" text:visited-style-name="Index_20_Link">2.1. <text:s/>Clients<text:tab/>3</text:a></text:p>
          <text:p text:style-name="P12"><text:a xlink:type="simple" xlink:href="#__RefHeading___Toc1704_49307221" text:style-name="Index_20_Link" text:visited-style-name="Index_20_Link">2.2. <text:s/>Client authentication<text:tab/>3</text:a></text:p>
          <text:p text:style-name="P12"><text:a xlink:type="simple" xlink:href="#__RefHeading___Toc1706_49307221" text:style-name="Index_20_Link" text:visited-style-name="Index_20_Link">2.3. <text:s/>Message<text:tab/>3</text:a></text:p>
          <text:p text:style-name="P12"><text:a xlink:type="simple" xlink:href="#__RefHeading___Toc1708_49307221" text:style-name="Index_20_Link" text:visited-style-name="Index_20_Link">2.4. <text:s/>One-to-one communication<text:tab/>4</text:a></text:p>
          <text:p text:style-name="P12"><text:a xlink:type="simple" xlink:href="#__RefHeading___Toc1710_49307221" text:style-name="Index_20_Link" text:visited-style-name="Index_20_Link">2.5. <text:s/>One-to-all<text:tab/>4</text:a></text:p>
          <text:p text:style-name="P10"><text:a xlink:type="simple" xlink:href="#__RefHeading___Toc2065_3553032141" text:style-name="Index_20_Link" text:visited-style-name="Index_20_Link">3. <text:s/>ChatOS Protocol packets<text:tab/>5</text:a></text:p>
          <text:p text:style-name="P12"><text:a xlink:type="simple" xlink:href="#__RefHeading___Toc2067_3553032141" text:style-name="Index_20_Link" text:visited-style-name="Index_20_Link">3.1. <text:s/>Introduction<text:tab/>5</text:a></text:p>
          <text:p text:style-name="P12"><text:a xlink:type="simple" xlink:href="#__RefHeading___Toc904_3548497938" text:style-name="Index_20_Link" text:visited-style-name="Index_20_Link">3.2.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5</text:a></text:p>
          <text:p text:style-name="P12"><text:a xlink:type="simple" xlink:href="#__RefHeading___Toc908_3548497938" text:style-name="Index_20_Link" text:visited-style-name="Index_20_Link">3.3. <text:s/>Error Packet<text:tab/>5</text:a></text:p>
          <text:p text:style-name="P12"><text:a xlink:type="simple" xlink:href="#__RefHeading___Toc910_3548497938" text:style-name="Index_20_Link" text:visited-style-name="Index_20_Link">3.4. <text:s/>Identification<text:tab/>6</text:a></text:p>
          <text:p text:style-name="P12"><text:a xlink:type="simple" xlink:href="#__RefHeading___Toc912_3548497938" text:style-name="Index_20_Link" text:visited-style-name="Index_20_Link">3.5. <text:s/>Private connection with an other client<text:tab/>7</text:a></text:p>
          <text:p text:style-name="P12"><text:a xlink:type="simple" xlink:href="#__RefHeading___Toc1714_49307221" text:style-name="Index_20_Link" text:visited-style-name="Index_20_Link">3.6. <text:s/>Send a public message<text:tab/>8</text:a></text:p>
          <text:p text:style-name="P12"><text:a xlink:type="simple" xlink:href="#__RefHeading___Toc1716_49307221" text:style-name="Index_20_Link" text:visited-style-name="Index_20_Link">3.7. <text:s/>Send a private message<text:tab/>8</text:a></text:p>
        </text:index-body>
      </text:table-of-content>
      <text:p text:style-name="P31"/>
      <text:p text:style-name="P31"/>
      <text:p text:style-name="P31"/>
      <text:p text:style-name="P11"/>
      <text:h text:style-name="P19" text:outline-level="1" text:is-list-header="true"/>
      <text:h text:style-name="P17" text:outline-level="1"><text:bookmark-start text:name="__RefHeading___Toc258322660"/>Purpose<text:bookmark-end text:name="__RefHeading___Toc258322660"/></text:h>
      <text:p text:style-name="P27">The ChatOs Protocol is intended to be used for the</text:p>
      <text:p text:style-name="Preformatted_20_Text"><text:span text:style-name="T74">transmission of messages between </text:span><text:span text:style-name="T36">clients</text:span><text:span text:style-name="T74">. <text:s/>It may also be used for</text:span></text:p>
      <text:p text:style-name="P28">the local message system of a network or host.</text:p>
      <text:p text:style-name="P28"/>
      <text:p text:style-name="P28">The focus here is on the internal mechanisms to transmit messages,</text:p>
      <text:p text:style-name="P28">rather than the external interface to users. These will be both new</text:p>
      <text:p text:style-name="P28">programs designed to work with this system and old programs designed</text:p>
      <text:p text:style-name="P35">to work with earlier systems.</text:p>
      <text:p text:style-name="P34"/>
      <text:h text:style-name="P22" text:outline-level="2" text:is-list-header="true"/>
      <text:h text:style-name="P18" text:outline-level="1"><text:bookmark-start text:name="__RefHeading___Toc1700_49307221"/>Overview of the protocol<text:bookmark-end text:name="__RefHeading___Toc1700_49307221"/></text:h>
      <text:p text:style-name="P49"><text:tab/></text:p>
      <text:h text:style-name="P22" text:outline-level="2"><text:bookmark-start text:name="__RefHeading___Toc1702_49307221"/>Clients<text:bookmark-end text:name="__RefHeading___Toc1702_49307221"/></text:h>
      <text:p text:style-name="P49">A client is defined in the eyes of the server by a pseudonym and an IP address. The nickname is c<text:span text:style-name="T77">h</text:span>osen by the user during <text:span text:style-name="T78">his</text:span> first connection, it must not be larger than the maximum size imposed by the server and must not be offensive or rude. Each user has his own nickname and must therefore be unique for better authentication.</text:p>
      <text:p text:style-name="P49"/>
      <text:h text:style-name="P22" text:outline-level="2"><text:bookmark-start text:name="__RefHeading___Toc1704_49307221"/>Client authentication<text:bookmark-end text:name="__RefHeading___Toc1704_49307221"/></text:h>
      <text:p text:style-name="P49">Clients are subject to a level of authentication. An nickname lookup (and reverse check on this) is performed for all connections made to the server in order to avoid collisions with other nicknames which can lead to authentication difficulties. <text:s/>Users are currently not subjected to a password check. Even if these checks are possible on all connections although the password check is currently not being set by the protocol. </text:p>
      <text:p text:style-name="P49"/>
      <text:h text:style-name="P22" text:outline-level="2"><text:bookmark-start text:name="__RefHeading___Toc1706_49307221"/>Message<text:bookmark-end text:name="__RefHeading___Toc1706_49307221"/></text:h>
      <text:p text:style-name="P49">Server and clients send each other messages wich may or may not generate a reply.</text:p>
      <text:p text:style-name="P49"><text:soft-page-break/>When a server receive a message, it MUST identify its source using (eventually assumed) nickname. If the nickname cannot be found in the 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79">2</text:span></text:a><text:a xlink:type="simple" xlink:href="#2.2.Client authentication|outline" text:style-name="Internet_20_link" text:visited-style-name="Visited_20_Internet_20_Link">]</text:a></text:p>
      <text:p text:style-name="P49">ChatOs messages are always lines of characters terminated with a CRLF pair, and these messages SHALL NOT exceed 512 characters in length, counting all characters including the trailing CRLF. Thus, there are 510 characters maximum allowed for the message. There is no provision for continuation message lines.</text:p>
      <text:p text:style-name="P49"/>
      <text:p text:style-name="P49"/>
      <text:h text:style-name="P22" text:outline-level="2"><text:bookmark-start text:name="__RefHeading___Toc1708_49307221"/>One-to-one communication<text:bookmark-end text:name="__RefHeading___Toc1708_49307221"/></text:h>
      <text:p text:style-name="P68"><text:span text:style-name="T74">Communication on a one-to-one basis is usually only performed by clients. To provide a secure means for clients to talk to each other, it is required that </text:span><text:span text:style-name="T35">the server</text:span><text:span text:style-name="T74"> </text:span><text:span text:style-name="T75">is</text:span><text:span text:style-name="T74"> able to send a message in exactly one direction in order to reach any client. </text:span></text:p>
      <text:p text:style-name="P51">Example : A message between clients 1 and 2 is only seen by server A, which sends it straight to client 2.</text:p>
      <text:p text:style-name="P51">With this way, this provide a secure manner of exchanging messages with another client.</text:p>
      <text:p text:style-name="P51"/>
      <text:h text:style-name="P23" text:outline-level="2"><text:bookmark-start text:name="__RefHeading___Toc1710_49307221"/>One-to-all<text:bookmark-end text:name="__RefHeading___Toc1710_49307221"/><text:bookmark text:name="One-to-one"/></text:h>
      <text:p text:style-name="P67"><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h text:style-name="P20" text:outline-level="1"><text:bookmark-start text:name="__RefHeading___Toc2065_3553032141"/>Implementation details<text:bookmark-end text:name="__RefHeading___Toc2065_3553032141"/></text:h>
      <text:h text:style-name="P21" text:outline-level="2"><text:bookmark-start text:name="__RefHeading___Toc2067_3553032141"/>Introduction<text:bookmark-end text:name="__RefHeading___Toc2067_3553032141"/></text:h>
      <text:p text:style-name="P52"><text:span text:style-name="T45">To ensure the anonymity of IP adress, the server </text:span><text:span text:style-name="T9">redirects</text:span><text:span text:style-name="T45"> the messages </text:span><text:span text:style-name="T46">provide by the </text:span><text:span text:style-name="T10">sender</text:span><text:span text:style-name="T45"> with it’s own connection </text:span><text:span text:style-name="T46">to the </text:span><text:span text:style-name="T10">receiver</text:span><text:span text:style-name="T45">.</text:span></text:p>
      <text:list xml:id="list3949194390" text:style-name="List_20_1">
        <text:list-header>
          <text:p text:style-name="P53"/>
        </text:list-header>
      </text:list>
      <text:h text:style-name="P22" text:outline-level="2"><text:bookmark-start text:name="__RefHeading___Toc904_3548497938"/><text:span text:style-name="T25">OP</text:span><text:span text:style-name="T47"> packet </text:span><text:span text:style-name="T46"><text:s/><text:tab/><text:tab/> </text:span><text:bookmark-end text:name="__RefHeading___Toc904_3548497938"/></text:h>
      <text:p text:style-name="P37">| OP Code <text:s text:c="2"/>| <text:s text:c="14"/>Description <text:s text:c="16"/>|</text:p>
      <text:p text:style-name="P39">+-----------<text:span text:style-name="T43">|-</text:span>------------------------------------------+</text:p>
      <text:p text:style-name="P39">| <text:span text:style-name="T43">0</text:span> <text:s text:c="8"/><text:span text:style-name="T42">| </text:span><text:span text:style-name="T51">Connection request with the ChatOs server </text:span>|</text:p>
      <text:p text:style-name="P41"><text:span text:style-name="T43"><text:s text:c="3"/>| </text:span><text:span text:style-name="T50">1</text:span><text:span text:style-name="T43"> <text:s text:c="8"/></text:span><text:span text:style-name="T42">| </text:span><text:span text:style-name="T52">C</text:span><text:span text:style-name="T49">onnection request </text:span><text:span text:style-name="T50">with a </text:span><text:span text:style-name="T52">specific user</text:span><text:span text:style-name="T50"> <text:s text:c="2"/>|</text:span></text:p>
      <text:p text:style-name="P42"><text:s text:c="3"/>| <text:span text:style-name="T66">2</text:span> <text:s text:c="8"/><text:span text:style-name="T42">| </text:span><text:span text:style-name="T66">A</text:span><text:span text:style-name="T84">nswer to</text:span><text:span text:style-name="T66"> </text:span><text:span text:style-name="T62">ChatOs </text:span><text:span text:style-name="T54">Server c</text:span><text:span text:style-name="T53">onnection <text:s text:c="7"/></text:span>|</text:p>
      <text:p text:style-name="P43"><text:s text:c="3"/><text:span text:style-name="T43">| </text:span><text:span text:style-name="T66">3</text:span><text:span text:style-name="T43"> <text:s text:c="8"/></text:span><text:span text:style-name="T42">| </text:span><text:span text:style-name="T83">A</text:span><text:span text:style-name="T84">nswer</text:span><text:span text:style-name="T12"> </text:span><text:span text:style-name="T24">to </text:span><text:span text:style-name="T12">private request <text:s text:c="16"/></text:span><text:span text:style-name="T50">|</text:span></text:p>
      <text:p text:style-name="P44"><text:span text:style-name="T50"><text:s text:c="3"/>| </text:span><text:span text:style-name="T66">4</text:span><text:span text:style-name="T50"> <text:s text:c="8"/></text:span><text:span text:style-name="T42">| </text:span><text:span text:style-name="T52">M</text:span><text:span text:style-name="T44">essage <text:s text:c="14"/></text:span><text:span text:style-name="T42"><text:s text:c="20"/></text:span><text:span text:style-name="T50">|</text:span><text:span text:style-name="T70"> <text:s text:c="30"/></text:span></text:p>
      <text:p text:style-name="P75"><text:span text:style-name="T43"><text:s text:c="3"/>+-------------------------------------------------------+</text:span></text:p>
      <text:p text:style-name="P9"/>
      <text:h text:style-name="P24" text:outline-level="2"><text:bookmark-start text:name="__RefHeading___Toc908_3548497938"/>Error Packet<text:bookmark-end text:name="__RefHeading___Toc908_3548497938"/></text:h>
      <text:p text:style-name="P38">| <text:span text:style-name="T58">ERROR</text:span> Code <text:s text:c="2"/>| <text:s text:c="14"/>Description <text:s text:c="16"/>|</text:p>
      <text:p text:style-name="P40">+--------------<text:span text:style-name="T43">|-</text:span>------------------------------------------+</text:p>
      <text:p text:style-name="P40">| <text:span text:style-name="T58">0 <text:s text:c="3"/></text:span><text:s text:c="8"/><text:span text:style-name="T42">| <text:s text:c="42"/></text:span>|</text:p>
      <text:p text:style-name="P40">+----------------------------------------------------------+</text:p>
      <text:p text:style-name="P83"/>
      <text:h text:style-name="P22" text:outline-level="2"><text:bookmark-start text:name="__RefHeading___Toc910_3548497938"/><text:bookmark text:name="_Ref86333103"/><text:bookmark text:name="_Ref86156292"/><text:bookmark text:name="_Ref86156304"/>Identification<text:bookmark-end text:name="__RefHeading___Toc910_3548497938"/></text:h>
      <text:p text:style-name="P59">In ChatOS the first step for a<text:span text:style-name="T64">n</text:span> user is to start a connection with the server. The user send a packet with the OPCode 0:</text:p>
      <text:p text:style-name="P86"/>
      <text:p text:style-name="P86"><text:s text:c="20"/><text:tab/> <text:s/>Bytes <text:s text:c="3"/>String</text:p>
      <text:p text:style-name="P90"><text:s text:c="18"/><text:tab/><text:span text:style-name="T59">+</text:span>-------<text:span text:style-name="T59">+</text:span>----------<text:span text:style-name="T59">+</text:span></text:p>
      <text:p text:style-name="P76"><text:s text:c="18"/><text:tab/><text:tab/>| <text:s text:c="2"/>0 <text:s text:c="2"/>| <text:span text:style-name="T81">nickname</text:span> |</text:p>
      <text:p text:style-name="P76"/>
      <text:p text:style-name="P73"/>
      <text:p text:style-name="P69">If the pseudo is already use by an other user or it’s does </text:p>
      <text:p text:style-name="P69">not respect the rules (too long, prohibited characters), </text:p>
      <text:p text:style-name="P69">the server does not allowed a connection. </text:p>
      <text:p text:style-name="P79"><text:s text:c="2"/></text:p>
      <text:p text:style-name="P70"/>
      <text:p text:style-name="P71">In every case the server send a packet response with the code. <text:s/></text:p>
      <text:p text:style-name="P72"><text:span text:style-name="T56">// </text:span><text:span text:style-name="T67">error code in </text:span><text:span text:style-name="T11">error</text:span><text:span text:style-name="T67"> case.</text:span></text:p>
      <text:p text:style-name="P72"/>
      <text:p text:style-name="P87"><text:s text:c="20"/>Bytes <text:s text:c="3"/><text:span text:style-name="T63">|</text:span> <text:s text:c="7"/>Bytes </text:p>
      <text:p text:style-name="P91"><text:s text:c="18"/><text:span text:style-name="T59">+</text:span>-------<text:span text:style-name="T59">+</text:span> <text:s/><text:span text:style-name="T63">|</text:span> <text:s/><text:span text:style-name="T59">+</text:span>----------------<text:span text:style-name="T59">+</text:span></text:p>
      <text:p text:style-name="P81"><text:span text:style-name="T60"><text:s text:c="18"/><text:tab/>| <text:s text:c="2"/></text:span><text:span text:style-name="T66">2</text:span><text:span text:style-name="T60"> <text:s text:c="2"/>| <text:s/></text:span><text:span text:style-name="T63">|</text:span><text:span text:style-name="T60"> <text:s/>| <text:s text:c="2"/></text:span><text:span text:style-name="T14">error code</text:span><text:span text:style-name="T57"> </text:span><text:span text:style-name="T60"><text:s text:c="2"/>|</text:span></text:p>
      <text:p text:style-name="P80"/>
      <text:p text:style-name="P82"/>
      <text:p text:style-name="P80"><text:s text:c="4"/></text:p>
      <text:h text:style-name="P25" text:outline-level="2"><text:bookmark-start text:name="__RefHeading___Toc912_3548497938"/>Private connection with an other client<text:bookmark-end text:name="__RefHeading___Toc912_3548497938"/></text:h>
      <text:p text:style-name="P60">The ChatOS specificity it’s the possibility to have a private connection between two users. </text:p>
      <text:p text:style-name="P54"><text:span text:style-name="T59">For this, the client will make a new connection with the server and send a private connection request </text:span><text:span text:style-name="T61">packet:</text:span><text:span text:style-name="T59"> </text:span></text:p>
      <text:p text:style-name="P88"><text:s text:c="20"/>Bytes <text:s text:c="5"/>String</text:p>
      <text:p text:style-name="P92"><text:s text:c="18"/><text:span text:style-name="T59">+</text:span>-------<text:span text:style-name="T59">+</text:span>---------------<text:span text:style-name="T59">+</text:span></text:p>
      <text:p text:style-name="P78"><text:span text:style-name="T60"><text:s text:c="18"/><text:tab/>| <text:s text:c="2"/></text:span><text:span text:style-name="T61">1</text:span><text:span text:style-name="T60"> <text:s text:c="2"/>| </text:span><text:span text:style-name="T15">receiver</text:span><text:span text:style-name="T62"> </text:span><text:span text:style-name="T60">pseudo |</text:span></text:p>
      <text:p text:style-name="P77"/>
      <text:p text:style-name="P61">The server will determinate if the pseudo is available. </text:p>
      <text:p text:style-name="P55"><text:span text:style-name="T59">If it’s possible, the server will open a </text:span><text:span text:style-name="T61">new</text:span><text:span text:style-name="T59"> connection with the </text:span><text:span text:style-name="T14">addressee </text:span><text:span text:style-name="T16">and ask him if it want</text:span><text:span text:style-name="T15">s</text:span><text:span text:style-name="T16"> to established a private connection with the expediter. </text:span></text:p>
      <text:p text:style-name="P45">To do this, the server send the private connection request packet to the addressee but the String content it’s the sender’s <text:span text:style-name="T65">pseudonym</text:span> now.</text:p>
      <text:p text:style-name="P89"><text:s text:c="20"/>Bytes <text:s text:c="5"/>String</text:p>
      <text:p text:style-name="P93"><text:s text:c="18"/><text:span text:style-name="T59">+</text:span>-------<text:span text:style-name="T59">+</text:span>---------------<text:span text:style-name="T59">+</text:span></text:p>
      <text:p text:style-name="P93"><text:span text:style-name="T15"><text:s text:c="18"/>| <text:s text:c="2"/></text:span><text:span text:style-name="T16">1</text:span><text:span text:style-name="T15"> <text:s text:c="2"/>| sender pseudo |</text:span></text:p>
      <text:p text:style-name="P84"/>
      <text:p text:style-name="P97"><text:span text:style-name="T15">T</text:span><text:span text:style-name="T12">he receiver can accept or not, it’s response it send with a APR (acceptation private request) packet throughout the private connection:</text:span></text:p>
      <text:p text:style-name="P85"/>
      <text:p text:style-name="P97"><text:span text:style-name="T55"><text:s text:c="20"/>Bytes <text:s text:c="3"/></text:span><text:span text:style-name="T12">Byte</text:span></text:p>
      <text:p text:style-name="P93"><text:s text:c="18"/><text:span text:style-name="T59">+</text:span>-------<text:span text:style-name="T59">+</text:span>--------<text:span text:style-name="T59">+</text:span></text:p>
      <text:p text:style-name="P101"><text:span text:style-name="T15"><text:s text:c="18"/>| <text:s text:c="2"/></text:span><text:span text:style-name="T17">3</text:span><text:span text:style-name="T15"> <text:s text:c="2"/>| </text:span><text:span text:style-name="T8">answer</text:span><text:span text:style-name="T15"> |</text:span></text:p>
      <text:p text:style-name="P84"/>
      <text:p text:style-name="P101"><text:span text:style-name="T15">I</text:span><text:span text:style-name="T8">f it’s a negative response the server close properly these two connections. </text:span></text:p>
      <text:h text:style-name="P26" text:outline-level="2"><text:bookmark-start text:name="__RefHeading___Toc1714_49307221"/>Send a public message<text:bookmark-end text:name="__RefHeading___Toc1714_49307221"/></text:h>
      <text:p text:style-name="P56"><text:span text:style-name="T68">When a client is connected into ChatOs, it can send a message for all connected </text:span><text:span text:style-name="T18">users</text:span><text:span text:style-name="T68">.</text:span></text:p>
      <text:p text:style-name="P62">The client send a packet with the OP code 4: </text:p>
      <text:p text:style-name="P98"><text:span text:style-name="T55"><text:s text:c="20"/>Bytes <text:s text:c="2"/></text:span><text:span text:style-name="T19">String</text:span></text:p>
      <text:p text:style-name="P94"><text:s text:c="18"/><text:span text:style-name="T59">+</text:span>-------<text:span text:style-name="T59">+</text:span>---------<text:span text:style-name="T59">+</text:span></text:p>
      <text:p text:style-name="P62"><text:span text:style-name="T15"><text:s text:c="18"/>| <text:s text:c="2"/></text:span><text:span text:style-name="T19">4</text:span><text:span text:style-name="T15"> <text:s text:c="2"/>| </text:span><text:span text:style-name="T19">message </text:span><text:span text:style-name="T15">|</text:span></text:p>
      <text:p text:style-name="P57"><text:span text:style-name="T19">Each client have its own connection with the server, therefore it’s pretty simple to find the sender’s pseudonym. Then the server add the sender pseudonym into the datagram and broadcast </text:span><text:span text:style-name="T20">it</text:span><text:span text:style-name="T19"> </text:span><text:span text:style-name="T20">for</text:span><text:span text:style-name="T19"> each connected users.</text:span></text:p>
      <text:p text:style-name="P99"><text:span text:style-name="T55"><text:s text:c="20"/>Bytes <text:s text:c="2"/></text:span><text:span text:style-name="T19">String <text:s text:c="3"/></text:span><text:span text:style-name="T20">String</text:span></text:p>
      <text:p text:style-name="P95"><text:s text:c="18"/><text:span text:style-name="T59">+</text:span>-------<text:span text:style-name="T59">+</text:span>---------<text:span text:style-name="T59">+--------</text:span><text:span text:style-name="T69">+</text:span></text:p>
      <text:p text:style-name="P63"><text:span text:style-name="T15"><text:s text:c="18"/>| <text:s text:c="2"/></text:span><text:span text:style-name="T19">4</text:span><text:span text:style-name="T15"> <text:s text:c="2"/>| </text:span><text:span text:style-name="T19">message </text:span><text:span text:style-name="T15">| </text:span><text:span text:style-name="T20">sender |</text:span></text:p>
      <text:p text:style-name="P46"/>
      <text:p text:style-name="P65"><text:span text:style-name="T20">F</text:span><text:span text:style-name="T8">inally the clients catch and decode it to have the message and the sender’s pseudonym. </text:span></text:p>
      <text:p text:style-name="P47"/>
      <text:h text:style-name="P22" text:outline-level="2"><text:bookmark-start text:name="__RefHeading___Toc1716_49307221"/>Send a private message<text:bookmark-end text:name="__RefHeading___Toc1716_49307221"/></text:h>
      <text:p text:style-name="P5"><text:span text:style-name="T32">To send a private message, an user need to be connected with ChatOs server and have a private connection with an other user. If it have these two conditions, the client can send a private message on the private connection </text:span><text:span text:style-name="T33">with the code </text:span><text:span text:style-name="T34">4</text:span><text:span text:style-name="T32">. </text:span><text:span text:style-name="T33">(For more detailed description, refer to the </text:span><text:a xlink:type="simple" xlink:href="#2.4.One-to-one communication|outline" text:style-name="Internet_20_link" text:visited-style-name="Visited_20_Internet_20_Link"><text:span text:style-name="T74">section 2.4 One-to-One communication</text:span></text:a><text:span text:style-name="T33">)</text:span></text:p>
      <text:p text:style-name="P100"><text:span text:style-name="T55"><text:s text:c="20"/>Bytes <text:s text:c="2"/></text:span><text:span text:style-name="T19">String</text:span></text:p>
      <text:p text:style-name="P96"><text:s text:c="18"/><text:span text:style-name="T59">+</text:span>-------<text:span text:style-name="T59">+</text:span>---------<text:span text:style-name="T59">+</text:span></text:p>
      <text:p text:style-name="P64"><text:span text:style-name="T15"><text:s text:c="18"/>| <text:s text:c="2"/></text:span><text:span text:style-name="T19">4</text:span><text:span text:style-name="T15"> <text:s text:c="2"/>| </text:span><text:span text:style-name="T19">message </text:span><text:span text:style-name="T15">|</text:span></text:p>
      <text:p text:style-name="P58"><text:span text:style-name="T21">Here, the server and the </text:span><text:span text:style-name="T22">receiver</text:span><text:span text:style-name="T21"> know the sender </text:span><text:span text:style-name="T22">(Because after the private connection initialization, the two clients know each other).</text:span><text:span text:style-name="T21"> The server or the client can determine the sender’s pseudonym associated with this connection. </text:span><text:span text:style-name="T22">Therefore the sender’s pseudonym don’t need to be add on the packet.</text:span></text:p>
      <text:p text:style-name="P66"><text:span text:style-name="T22">L</text:span><text:span text:style-name="T8">ike a public message the receiver decode the packet with the message.</text:span></text:p>
      <text:p text:style-name="P36"><text:span text:style-name="T23">4</text:span><text:span text:style-name="T8">. Security Considerations</text:span></text:p>
      <text:p text:style-name="P32"/>
      <text:p text:style-name="P32"><text:span text:style-name="T81">4.1</text:span> Authentication</text:p>
      <text:p text:style-name="P32"/>
      <text:p text:style-name="P32"><text:s text:c="3"/>Servers only have two means of authenticating incoming <text:tab/>connections:</text:p>
      <text:p text:style-name="P32"><text:s text:c="3"/>plain text password, and DNS lookups. <text:s/>While these methods are <text:tab/>weak and widely recognized as unsafe, their combination has proven <text:tab/>to be sufficient in the past:</text:p>
      <text:p text:style-name="P32"/>
      <text:p text:style-name="P32"><text:s text:c="4"/>* public networks typically allow user connections with only few</text:p>
      <text:p text:style-name="P32"><text:s text:c="6"/>restrictions, without requiring accurate authentication.</text:p>
      <text:p text:style-name="P32"/>
      <text:p text:style-name="P32"><text:s text:c="4"/>* private networks which operate in a controlled environment <text:tab/><text:tab/><text:tab/><text:tab/>often</text:p>
      <text:p text:style-name="P32"><text:s text:c="6"/>use home-grown authentication mechanisms not available on the</text:p>
      <text:p text:style-name="P32"><text:s text:c="6"/>internet.</text:p>
      <text:p text:style-name="P32"/>
      <text:p text:style-name="P33"><text:s text:c="3"/><text:span text:style-name="T30">T</text:span>he current protocol offers enough to be able to easily plug-in</text:p>
      <text:p text:style-name="P33"><text:span text:style-name="T82"><text:tab/>a</text:span>uthentication methods based on the information that a client can <text:tab/>submit to the server upon connection.</text:p>
      <text:p text:style-name="P66"><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style style:name="MT8"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9" style:family="text">
      <style:text-properties fo:language="none" fo:country="none" style:language-asian="none" style:country-asian="none"/>
    </style:style>
    <style:style style:name="MT10"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span text:style-name="MT7"><text:modification-date style:data-style-name="N0">02/25/2021</text:modification-date></text:span></text:p>
        <text:p text:style-name="Header"><text:tab/></text:p>
        <text:p text:style-name="Header"/>
      </loext:header-first>
      <style:footer>
        <text:p text:style-name="MP5"><text:line-break/><text:line-break/><text:span text:style-name="MT8">Y.Rameau / M.Bouazza</text:span><text:span text:style-name="MT9"><text:tab/></text:span><text:span text:style-name="MT8">ChatOs</text:span><text:span text:style-name="MT10"><text:tab/></text:span>[Page <text:page-number text:select-page="current">9</text:page-number>]</text:p>
        <text:p text:style-name="MP6"/>
      </style:footer>
      <loext:footer-first>
        <text:p text:style-name="MP7"/>
        <text:p text:style-name="MP7"/>
        <text:p text:style-name="MP7"/>
        <text:p text:style-name="MP7"><text:span text:style-name="MT8">Y.Rameau / M.Bouazza</text:span><text:tab/><text:span text:style-name="MT8">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5T21:41:00.696275949</dc:date>
    <meta:print-date>2004-10-22T22:03:00</meta:print-date>
    <meta:editing-cycles>95</meta:editing-cycles>
    <meta:editing-duration>PT9H1M52S</meta:editing-duration>
    <meta:generator>LibreOffice/6.4.6.2$Linux_X86_64 LibreOffice_project/40$Build-2</meta:generator>
    <meta:document-statistic meta:table-count="0" meta:image-count="0" meta:object-count="0" meta:page-count="9" meta:paragraph-count="145" meta:word-count="1489" meta:character-count="9808" meta:non-whitespace-character-count="7584"/>
  </office:meta>
</office:document-meta>
</file>